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Normal_20__28_Web_29_">
      <style:paragraph-properties fo:line-height="150%" fo:text-align="justify" style:justify-single-word="false"/>
    </style:style>
    <style:style style:name="P2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6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7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8" style:family="paragraph" style:parent-style-name="Normal_20__28_Web_29_" style:master-page-name="Standard">
      <style:paragraph-properties fo:line-height="150%"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  <style:text-properties style:font-name="Arial" style:font-name-complex="Arial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 style:font-name-complex="Arial"/>
    </style:style>
    <style:style style:name="T6" style:family="text">
      <style:text-properties fo:color="#000000" style:font-name="Arial" fo:font-size="12pt" style:font-size-asian="12pt" style:font-name-complex="Arial" style:font-size-complex="12pt"/>
    </style:style>
    <style:style style:name="T7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$n_juzgado</text:p>
      <text:p text:style-name="P1"><text:span text:style-name="T1">ACOMPAÑA REPORTE. DENUNCIA BIENES. SOLICITA EMBARGO.-</text:span></text:p>
      <text:p text:style-name="P4"/>
      <text:p text:style-name="P4">Señor Juez:</text:p>
      <text:p text:style-name="P10"><text:span text:style-name="T5">$abogado_descripcion, en mi carácter de apoderado de $nombre_empresa., con el domicilio constituido en autos en calle 48 Nº 726, 5º Piso <text:s/>de La Plata,</text:span><text:span text:style-name="T4"> en los autos caratulados “</text:span><text:span text:style-name="T5">$nombre_empresa. c/</text:span><text:span text:style-name="T4"> </text:span><text:span text:style-name="T5">$nombreCliente</text:span><text:span text:style-name="T3"> </text:span><text:span text:style-name="T5">s/ Cobro Ejecutivo” </text:span><text:span text:style-name="T3">a V. S. digo:</text:span></text:p>
      <text:p text:style-name="P11"/>
      <text:p text:style-name="P7"><text:span text:style-name="T1">I.-</text:span><text:span text:style-name="T2"> Que vengo por el presente a acompañar reporte donde consta que el Sr.</text:span><text:span text:style-name="T3"> </text:span><text:span text:style-name="T6">$nombreCliente es titular de dominio de</text:span><text:span text:style-name="T2">: <text:s/></text:span><text:span text:style-name="T6">$textoLibre_1 </text:span></text:p>
      <text:p text:style-name="P7"><text:span text:style-name="T7">II.-</text:span><text:span text:style-name="T6">Que atento el embargo decretado y los bienes denunciados, solicito</text:span><text:span text:style-name="T2"> se ordene trabar embargo sobre los bienes indicados, ordenándose a tal fin el libramiento de los oficios de estilo.-</text:span></text:p>
      <text:p text:style-name="P2"/>
      <text:p text:style-name="P3">PROVEER DE CONFORMIDAD</text:p>
      <text:p text:style-name="P3">SERA JUSTICIA</text:p>
      <text:p text:style-name="P2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line-height="150%" fo:text-align="justify" style:justify-single-word="false" fo:text-indent="2.221cm" style:auto-text-indent="false" fo:keep-with-next="always"/>
      <style:text-properties fo:color="#000000" style:font-name="Arial" fo:font-weight="bold" style:font-weight-asian="bold" style:font-name-complex="Arial" style:font-weight-complex="bold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4.3cm" fo:margin-bottom="1.6cm" fo:margin-left="4.6cm" fo:margin-right="1.1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6</dc:title>
    <meta:initial-creator>eugenia</meta:initial-creator>
    <meta:creation-date>2012-12-26T18:26:00</meta:creation-date>
    <dc:creator>silvia</dc:creator>
    <dc:date>2012-12-26T18:26:00</dc:date>
    <meta:print-date>2012-03-05T19:26:00</meta:print-date>
    <meta:editing-cycles>2</meta:editing-cycles>
    <meta:editing-duration>PT2M</meta:editing-duration>
    <meta:document-statistic meta:table-count="0" meta:image-count="0" meta:object-count="0" meta:page-count="1" meta:paragraph-count="8" meta:word-count="102" meta:character-count="671"/>
    <meta:generator>OpenOffice.org/3.4.1$Win32 OpenOffice.org_project/341m1$Build-9593</meta:generator>
  </office:meta>
</office:document-meta>
</file>